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2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>
      <style:graphic-properties fo:min-height="2.63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1-title">
      <style:graphic-properties draw:auto-grow-height="true" fo:min-height="3cm"/>
      <style:paragraph-properties style:writing-mode="lr-tb"/>
    </style:style>
    <style:style style:name="pr5" style:family="presentation" style:parent-style-name="Focus1-outline1">
      <style:graphic-properties fo:min-height="11.929cm"/>
      <style:paragraph-properties style:writing-mode="lr-tb"/>
    </style:style>
    <style:style style:name="pr6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Focus2-title">
      <style:graphic-properties draw:auto-grow-height="true" fo:min-height="2.63cm"/>
      <style:paragraph-properties style:writing-mode="lr-tb"/>
    </style:style>
    <style:style style:name="pr8" style:family="presentation" style:parent-style-name="Focus2-outline1">
      <style:graphic-properties fo:min-height="11.929cm"/>
      <style:paragraph-properties style:writing-mode="lr-tb"/>
    </style:style>
    <style:style style:name="pr9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Focus2-title">
      <style:graphic-properties fo:min-height="2.5cm"/>
      <style:paragraph-properties style:writing-mode="lr-tb"/>
    </style:style>
    <style:style style:name="pr11" style:family="presentation" style:parent-style-name="Focus2-outline1">
      <style:graphic-properties fo:min-height="10.001cm"/>
      <style:paragraph-properties style:writing-mode="lr-tb"/>
    </style:style>
    <style:style style:name="pr12" style:family="presentation" style:parent-style-name="Focus2-notes">
      <style:graphic-properties draw:fill-color="#ffffff" fo:min-height="12.572cm"/>
      <style:paragraph-properties style:writing-mode="lr-tb"/>
    </style:style>
    <style:style style:name="pr13" style:family="presentation" style:parent-style-name="Focus3-title">
      <style:graphic-properties draw:auto-grow-height="true" fo:min-height="2.5cm"/>
      <style:paragraph-properties style:writing-mode="lr-tb"/>
    </style:style>
    <style:style style:name="pr14" style:family="presentation" style:parent-style-name="Focus3-outline1">
      <style:graphic-properties fo:min-height="11.929cm"/>
      <style:paragraph-properties style:writing-mode="lr-tb"/>
    </style:style>
    <style:style style:name="pr15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16" style:family="presentation" style:parent-style-name="Focus3-title">
      <style:graphic-properties fo:min-height="2.5cm"/>
      <style:paragraph-properties style:writing-mode="lr-tb"/>
    </style:style>
    <style:style style:name="pr17" style:family="presentation" style:parent-style-name="Focus3-outline1">
      <style:graphic-properties fo:min-height="10.001cm"/>
      <style:paragraph-properties style:writing-mode="lr-tb"/>
    </style:style>
    <style:style style:name="pr18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7.116cm" svg:height="5.149cm" svg:x="10.404cm" svg:y="5.309cm" presentation:class="subtitle" presentation:user-transformed="true">
          <draw:text-box>
            <text:p text:style-name="P1">Make Google meet lectures fun!</text:p>
          </draw:text-box>
        </draw:frame>
        <draw:frame presentation:style-name="pr2" draw:layer="layout" svg:width="11.221cm" svg:height="2.63cm" svg:x="1.4cm" svg:y="0.627cm" presentation:class="title" presentation:user-transformed="true">
          <draw:text-box>
            <text:p>Lecturely-Me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4" draw:layer="layout" svg:width="12cm" svg:height="3cm" svg:x="8cm" svg:y="2.5cm" presentation:class="title">
          <draw:text-box>
            <text:p>Tired of Online Lecture?</text:p>
          </draw:text-box>
        </draw:frame>
        <draw:frame presentation:style-name="pr5" draw:layer="layout" svg:width="12cm" svg:height="7cm" svg:x="8.5cm" svg:y="5.5cm" presentation:class="outline" presentation:user-transformed="true">
          <draw:text-box>
            <text:list text:style-name="L2">
              <text:list-item>
                <text:p>Online Lectures are</text:p>
                <text:list>
                  <text:list-item>
                    <text:p>Boring</text:p>
                  </text:list-item>
                  <text:list-item>
                    <text:p>Uninterative</text:p>
                  </text:list-item>
                  <text:list-item>
                    <text:p>Easy to get distrac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7" draw:layer="layout" svg:width="18.313cm" svg:height="2.63cm" svg:x="4.903cm" svg:y="0.627cm" presentation:class="title" presentation:user-transformed="true">
          <draw:text-box>
            <text:p>How it tries to solve the problems? </text:p>
          </draw:text-box>
        </draw:frame>
        <draw:frame presentation:style-name="pr8" draw:layer="layout" svg:width="18.313cm" svg:height="10.147cm" svg:x="4.903cm" svg:y="3.685cm" presentation:class="outline" presentation:user-transformed="true">
          <draw:text-box>
            <text:list text:style-name="L2">
              <text:list-item>
                <text:p>It adds circles on you screen every 1-2min.</text:p>
              </text:list-item>
              <text:list-item>
                <text:p>Admin can ask question to whole class while being in the meet.</text:p>
              </text:list-item>
              <text:list-item>
                <text:p>Users can privately message each-oth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2T1">
        <office:forms form:automatic-focus="false" form:apply-design-mode="false"/>
        <draw:frame presentation:style-name="pr10" draw:layer="layout" svg:width="18cm" svg:height="2.5cm" svg:x="5cm" svg:y="1cm" presentation:class="title">
          <draw:text-box>
            <text:p>Circles!</text:p>
          </draw:text-box>
        </draw:frame>
        <draw:frame presentation:style-name="pr11" draw:layer="layout" svg:width="18cm" svg:height="10cm" svg:x="5cm" svg:y="4cm" presentation:class="outline">
          <draw:text-box>
            <text:list text:style-name="L2">
              <text:list-item>
                <text:p>A red circle will slowly fade into user screen at a random xy, evey 1-2 min.</text:p>
              </text:list-item>
              <text:list-item>
                <text:p>Why?</text:p>
                <text:list>
                  <text:list-item>
                    <text:p>To check if the user is really paying atention to meet.</text:p>
                  </text:list-item>
                  <text:list-item>
                    <text:p>To make lecture a game of clicking the circle fastest.</text:p>
                  </text:list-item>
                  <text:list-item>
                    <text:p>Score += (5 – resTime) * 20 (max 5s to click circle)</text:p>
                  </text:list-item>
                </text:list>
              </text:list-item>
              <text:list-item>
                <text:p>Be the first to click and flex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3" draw:layer="layout" svg:width="24cm" svg:height="2.5cm" svg:x="2cm" svg:y="1cm" presentation:class="title">
          <draw:text-box>
            <text:p>Questions!</text:p>
          </draw:text-box>
        </draw:frame>
        <draw:frame presentation:style-name="pr14" draw:layer="layout" svg:width="24cm" svg:height="10cm" svg:x="2cm" svg:y="4cm" presentation:class="outline">
          <draw:text-box>
            <text:list text:style-name="L2">
              <text:list-item>
                <text:p>Offline lectures were way more interactive then online lectures.</text:p>
              </text:list-item>
              <text:list-item>
                <text:p>Question can be asked by admin(lecuterer) to make it more interactive.</text:p>
              </text:list-item>
              <text:list-item>
                <text:p>Score += 100;</text:p>
              </text:list-item>
              <text:list-item>
                <text:p>Answering the question is important.</text:p>
              </text:list-item>
              <text:list-item>
                <text:p>(I will add ML to automatticaly ask questions from captio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16" draw:layer="layout" svg:width="24cm" svg:height="2.5cm" svg:x="2cm" svg:y="1cm" presentation:class="title">
          <draw:text-box>
            <text:p>Messages</text:p>
          </draw:text-box>
        </draw:frame>
        <draw:frame presentation:style-name="pr17" draw:layer="layout" svg:width="24cm" svg:height="10cm" svg:x="2cm" svg:y="4cm" presentation:class="outline">
          <draw:text-box>
            <text:list text:style-name="L2">
              <text:list-item>
                <text:p>A lecture without talking with you friends is not a lecuter.</text:p>
              </text:list-item>
              <text:list-item>
                <text:p>Even in offline lectures we have small, fun talks with our friends.</text:p>
              </text:list-item>
              <text:list-item>
                <text:p>With Private messages you can privately message your friend in google meet itself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1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6" draw:layer="layout" svg:width="24cm" svg:height="2.5cm" svg:x="2cm" svg:y="1cm" presentation:class="title">
          <draw:text-box>
            <text:p>Arguments &amp; Counter Arguments</text:p>
          </draw:text-box>
        </draw:frame>
        <draw:frame presentation:style-name="pr17" draw:layer="layout" svg:width="24cm" svg:height="10cm" svg:x="2cm" svg:y="4cm" presentation:class="outline">
          <draw:text-box>
            <text:list text:style-name="L2">
              <text:list-item>
                <text:p>Does Circle really benefits?</text:p>
                <text:list>
                  <text:list-item>
                    <text:p>Well does instagram like really does anything? No.</text:p>
                  </text:list-item>
                  <text:list-item>
                    <text:p>But, just attaching meaning less number(score), student will tend to focus more on online lectures.</text:p>
                  </text:list-item>
                </text:list>
              </text:list-item>
              <text:list-item>
                <text:p>Why can’t they just use instagram/discord for messages?</text:p>
                <text:list>
                  <text:list-item>
                    <text:p>Focus, of the project is to keep student focused on the online lecture.</text:p>
                  </text:list-item>
                  <text:list-item>
                    <text:p>If they are able to message through the meet, they will remain in meet and possibly learn something</text:p>
                  </text:list-item>
                </text:list>
              </text:list-item>
              <text:list-item>
                <text:p>Can we test it?</text:p>
                <text:list>
                  <text:list-item>
                    <text:p>Yes, it’s backend is hosted on heroku, see slides below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1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16" draw:layer="layout" svg:width="24cm" svg:height="2.5cm" svg:x="2cm" svg:y="1cm" presentation:class="title">
          <draw:text-box>
            <text:p>How to install?</text:p>
          </draw:text-box>
        </draw:frame>
        <draw:frame presentation:style-name="pr17" draw:layer="layout" svg:width="24cm" svg:height="10cm" svg:x="2cm" svg:y="4cm" presentation:class="outline">
          <draw:text-box>
            <text:list text:style-name="L2">
              <text:list-item>
                <text:p>Clone/download the repository.</text:p>
              </text:list-item>
              <text:list-item>
                <text:p>Goto chrome://extensions, turn on developer mode.</text:p>
              </text:list-item>
              <text:list-item>
                <text:p>Click on “load unpacked” and select the folder “lecturely-meet-extension” under the folder “lecturely-meet”</text:p>
              </text:list-item>
              <text:list-item>
                <text:p>Now the extension is loaded, create a meeting, teach someone(they should also have extension installed), see if the extension is really helpfu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1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16" draw:layer="layout" svg:width="24cm" svg:height="2.5cm" svg:x="2cm" svg:y="1cm" presentation:class="title">
          <draw:text-box>
            <text:p>Thank You!</text:p>
          </draw:text-box>
        </draw:frame>
        <draw:frame presentation:style-name="pr17" draw:layer="layout" svg:width="24cm" svg:height="10cm" svg:x="2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t was so fun, to take part in the hackathon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1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2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fill-gradient-name="Gradient_20_1" draw:fill-hatch-name="Hatching_20_1"/>
    </style:style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2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14T09:13:17.143047739</meta:creation-date>
    <meta:editing-duration>PT15M31S</meta:editing-duration>
    <meta:editing-cycles>11</meta:editing-cycles>
    <meta:generator>LibreOffice/7.0.3.1$Linux_X86_64 LibreOffice_project/00$Build-1</meta:generator>
    <dc:title>Focus</dc:title>
    <dc:date>2021-03-14T09:39:02.454931586</dc:date>
    <meta:document-statistic meta:object-count="112"/>
  </office:meta>
</office:document-meta>
</file>